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6717in"/>
    </style:style>
    <style:style style:name="co4" style:family="table-column">
      <style:table-column-properties fo:break-before="auto" style:column-width="3.5484in"/>
    </style:style>
    <style:style style:name="co5" style:family="table-column">
      <style:table-column-properties fo:break-before="auto" style:column-width="4.5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ne Time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8.95" calcext:value-type="currency">
            <text:p>$38.95</text:p>
          </table:table-cell>
          <table:table-cell table:formula="of:=[.B2]*[.C2]" office:value-type="currency" office:currency="USD" office:value="38.95" calcext:value-type="currency">
            <text:p>$38.95</text:p>
          </table:table-cell>
          <table:table-cell office:value-type="string" calcext:value-type="string">
            <text:p>https://www.sparkfun.com/products/11061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Raspberry Pi 3B+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.00</text:p>
          </table:table-cell>
          <table:table-cell table:formula="of:=[.B3]*[.C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sparkfun.com/products/14643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12v Submersible water pum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9.2" calcext:value-type="currency">
            <text:p>$9.20</text:p>
          </table:table-cell>
          <table:table-cell table:formula="of:=[.B4]*[.C4]" office:value-type="currency" office:currency="USD" office:value="18.4" calcext:value-type="currency">
            <text:p>$18.40</text:p>
          </table:table-cell>
          <table:table-cell office:value-type="string" calcext:value-type="string">
            <text:p>https://www.digikey.com/en/products/detail/dfrobot/FIT0563/8827828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Main automated shutoff valv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.95" calcext:value-type="currency">
            <text:p>$6.95</text:p>
          </table:table-cell>
          <table:table-cell table:formula="of:=[.B5]*[.C5]" office:value-type="currency" office:currency="USD" office:value="20.85" calcext:value-type="currency">
            <text:p>$20.85</text:p>
          </table:table-cell>
          <table:table-cell office:value-type="string" calcext:value-type="string">
            <text:p>https://www.adafruit.com/product/997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Main manual valv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3" calcext:value-type="currency">
            <text:p>$2.30</text:p>
          </table:table-cell>
          <table:table-cell table:formula="of:=[.B6]*[.C6]" office:value-type="currency" office:currency="USD" office:value="6.9" calcext:value-type="currency">
            <text:p>$6.90</text:p>
          </table:table-cell>
          <table:table-cell table:number-columns-repeated="2" office:value-type="string" calcext:value-type="string">
            <text:p>Home Depot</text:p>
          </table:table-cell>
        </table:table-row>
        <table:table-row table:style-name="ro1">
          <table:table-cell office:value-type="string" calcext:value-type="string">
            <text:p>Outflow meters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B7]*[.C7]" office:value-type="currency" office:currency="USD" office:value="29.85" calcext:value-type="currency">
            <text:p>$29.85</text:p>
          </table:table-cell>
          <table:table-cell office:value-type="string" calcext:value-type="string">
            <text:p>https://www.adafruit.com/product/828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Float sensor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B8]*[.C8]" office:value-type="currency" office:currency="USD" office:value="14.58" calcext:value-type="currency">
            <text:p>$14.58</text:p>
          </table:table-cell>
          <table:table-cell office:value-type="string" calcext:value-type="string">
            <text:p>https://www.digikey.com/en/products/detail/littelfuse-inc/59630-4-T-02-F/4780327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inflow meters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B9]*[.C9]" office:value-type="currency" office:currency="USD" office:value="59.7" calcext:value-type="currency">
            <text:p>$59.70</text:p>
          </table:table-cell>
          <table:table-cell office:value-type="string" calcext:value-type="string">
            <text:p>https://www.adafruit.com/product/828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PVC SxFPT adapter for valves and meters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0.91" calcext:value-type="currency">
            <text:p>$0.91</text:p>
          </table:table-cell>
          <table:table-cell table:formula="of:=[.B10]*[.C10]" office:value-type="currency" office:currency="USD" office:value="23.66" calcext:value-type="currency">
            <text:p>$23.66</text:p>
          </table:table-cell>
          <table:table-cell table:number-columns-repeated="2" office:value-type="string" calcext:value-type="string">
            <text:p>Home Depot</text:p>
          </table:table-cell>
        </table:table-row>
        <table:table-row table:style-name="ro1">
          <table:table-cell office:value-type="string" calcext:value-type="string">
            <text:p>Raspberry Pi touchscreen displa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[.B11]*[.C11]" office:value-type="currency" office:currency="USD" office:value="60" calcext:value-type="currency">
            <text:p>$60.00</text:p>
          </table:table-cell>
          <table:table-cell office:value-type="string" calcext:value-type="string">
            <text:p>https://www.sparkfun.com/products/13733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Photorelay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3.03" calcext:value-type="currency">
            <text:p>$3.03</text:p>
          </table:table-cell>
          <table:table-cell table:formula="of:=[.B12]*[.C12]" office:value-type="currency" office:currency="USD" office:value="15.15" calcext:value-type="currency">
            <text:p>$15.15</text:p>
          </table:table-cell>
          <table:table-cell office:value-type="string" calcext:value-type="string">
            <text:p>https://www.digikey.com/en/products/detail/toshiba-semiconductor-and-storage/TLP3542-F/871299?s=N4IgjCBcoLQCxVAYygMwIYBsDOBTANCAPZQDaIAHAExUQC6hADgC5QggC%2BXQ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B13]*[.C13]" office:value-type="currency" office:currency="USD" office:value="24.95" calcext:value-type="currency">
            <text:p>$24.95</text:p>
          </table:table-cell>
          <table:table-cell office:value-type="string" calcext:value-type="string">
            <text:p>https://www.adafruit.com/product/352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2.1 mm DC Power plu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5" calcext:value-type="currency">
            <text:p>$0.95</text:p>
          </table:table-cell>
          <table:table-cell table:formula="of:=[.B14]*[.C14]" office:value-type="currency" office:currency="USD" office:value="0.95" calcext:value-type="currency">
            <text:p>$0.95</text:p>
          </table:table-cell>
          <table:table-cell office:value-type="string" calcext:value-type="string">
            <text:p>https://www.adafruit.com/product/373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Power supply cable split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5" calcext:value-type="currency">
            <text:p>$2.95</text:p>
          </table:table-cell>
          <table:table-cell table:formula="of:=[.B15]*[.C15]" office:value-type="currency" office:currency="USD" office:value="2.95" calcext:value-type="currency">
            <text:p>$2.95</text:p>
          </table:table-cell>
          <table:table-cell office:value-type="string" calcext:value-type="string">
            <text:p>https://www.adafruit.com/product/1351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Voltage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B16]*[.C16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1385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2 position JST board connectors</text:p>
          </table:table-cell>
          <table:table-cell office:value-type="float" office:value="75" calcext:value-type="float">
            <text:p>75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B17]*[.C17]" office:value-type="currency" office:currency="USD" office:value="12" calcext:value-type="currency">
            <text:p>$12.00</text:p>
          </table:table-cell>
          <table:table-cell office:value-type="string" calcext:value-type="string">
            <text:p>https://www.digikey.com/en/products/detail/jst-sales-america-inc/S2B-PH-K-S(LF)(SN)/926626?utm_adgroup=Rectangular%20Connectors%20-%20Headers%2C%20Male%20Pins&amp;utm_source=google&amp;utm_medium=cpc&amp;utm_campaign=Shopping_Product_Connectors%2C%20Interconnects_NEW&amp;utm_term=&amp;utm_content=Rectangular%20Connectors%20-%20Headers%2C%20Male%20Pins&amp;gclid=CjwKCAjw1uiEBhBzEiwAO9B_HfMG-692vrOreF62fn6y-rXfS8jQVc6k6WViV7tXn4QTYPpmY7gFWRoCX1gQAvD_BwE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2 postion JST cable endings</text:p>
          </table:table-cell>
          <table:table-cell office:value-type="float" office:value="75" calcext:value-type="float">
            <text:p>75</text:p>
          </table:table-cell>
          <table:table-cell office:value-type="currency" office:currency="USD" office:value="0.2918" calcext:value-type="currency">
            <text:p>$0.29</text:p>
          </table:table-cell>
          <table:table-cell table:formula="of:=[.B18]*[.C18]" office:value-type="currency" office:currency="USD" office:value="21.885" calcext:value-type="currency">
            <text:p>$21.89</text:p>
          </table:table-cell>
          <table:table-cell office:value-type="string" calcext:value-type="string">
            <text:p>https://www.digikey.com/en/products/detail/jst-sales-america-inc/02KR-D6S-P/279750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3 position JST board connectors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69" calcext:value-type="currency">
            <text:p>$0.17</text:p>
          </table:table-cell>
          <table:table-cell table:formula="of:=[.B19]*[.C19]" office:value-type="currency" office:currency="USD" office:value="1.69" calcext:value-type="currency">
            <text:p>$1.69</text:p>
          </table:table-cell>
          <table:table-cell office:value-type="string" calcext:value-type="string">
            <text:p>https://www.digikey.com/en/products/detail/jst-sales-america-inc/S3B-PH-K-S-LF-SN/926627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3 pin JST cable connectors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19" calcext:value-type="currency">
            <text:p>$0.32</text:p>
          </table:table-cell>
          <table:table-cell table:formula="of:=[.B20]*[.C20]" office:value-type="currency" office:currency="USD" office:value="3.19" calcext:value-type="currency">
            <text:p>$3.19</text:p>
          </table:table-cell>
          <table:table-cell office:value-type="string" calcext:value-type="string">
            <text:p>https://www.digikey.com/en/products/detail/jst-sales-america-inc/03KR-6H-P/2797474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26 GA red wire x 100’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7" calcext:value-type="currency">
            <text:p>$12.97</text:p>
          </table:table-cell>
          <table:table-cell table:formula="of:=[.B21]*[.C21]" office:value-type="currency" office:currency="USD" office:value="12.97" calcext:value-type="currency">
            <text:p>$12.97</text:p>
          </table:table-cell>
          <table:table-cell office:value-type="string" calcext:value-type="string">
            <text:p>https://www.digikey.com/en/products/detail/remington-industries/26UL1007SLDRED/11613857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26 GA black wire x 100’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7" calcext:value-type="currency">
            <text:p>$12.97</text:p>
          </table:table-cell>
          <table:table-cell table:formula="of:=[.B22]*[.C22]" office:value-type="currency" office:currency="USD" office:value="12.97" calcext:value-type="currency">
            <text:p>$12.97</text:p>
          </table:table-cell>
          <table:table-cell office:value-type="string" calcext:value-type="string">
            <text:p>https://www.digikey.com/en/products/detail/remington-industries/26UL1007SLDBLA/11615378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26 GA yellow wire x 100’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7" calcext:value-type="currency">
            <text:p>$12.97</text:p>
          </table:table-cell>
          <table:table-cell table:formula="of:=[.B23]*[.C23]" office:value-type="currency" office:currency="USD" office:value="12.97" calcext:value-type="currency">
            <text:p>$12.97</text:p>
          </table:table-cell>
          <table:table-cell office:value-type="string" calcext:value-type="string">
            <text:p>https://www.digikey.com/en/products/detail/remington-industries/26UL1007SLDYEL25/11614587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USB-B to USB-A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5" calcext:value-type="currency">
            <text:p>$2.95</text:p>
          </table:table-cell>
          <table:table-cell table:formula="of:=[.B24]*[.C24]" office:value-type="currency" office:currency="USD" office:value="2.95" calcext:value-type="currency">
            <text:p>$2.95</text:p>
          </table:table-cell>
          <table:table-cell office:value-type="string" calcext:value-type="string">
            <text:p>https://www.adafruit.com/product/900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table:number-columns-repeated="3"/>
          <table:table-cell table:formula="of:=[.B25]*[.C2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6]*[.C2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7]*[.C2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8]*[.C2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9]*[.C2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29])" office:value-type="currency" office:currency="USD" office:value="442.465" calcext:value-type="currency">
            <text:p>$442.47</text:p>
          </table:table-cell>
          <table:table-cell table:number-columns-repeated="2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er tank" table:style-name="ta1"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Inflow valv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5" calcext:value-type="currency">
            <text:p>$6.95</text:p>
          </table:table-cell>
          <table:table-cell table:formula="of:=[.B2]*[.C2]" office:value-type="currency" office:currency="USD" office:value="6.95" calcext:value-type="currency">
            <text:p>$6.95</text:p>
          </table:table-cell>
          <table:table-cell office:value-type="string" calcext:value-type="string">
            <text:p>https://www.adafruit.com/product/997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PVC SxFPT adapter for valve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1" calcext:value-type="currency">
            <text:p>$0.91</text:p>
          </table:table-cell>
          <table:table-cell table:formula="of:=[.B3]*[.C3]" office:value-type="currency" office:currency="USD" office:value="1.82" calcext:value-type="currency">
            <text:p>$1.82</text:p>
          </table:table-cell>
          <table:table-cell table:number-columns-repeated="2" office:value-type="string" calcext:value-type="string">
            <text:p>Home Depot</text:p>
          </table:table-cell>
        </table:table-row>
        <table:table-row table:style-name="ro1">
          <table:table-cell office:value-type="string" calcext:value-type="string">
            <text:p>Photorela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03" calcext:value-type="currency">
            <text:p>$3.03</text:p>
          </table:table-cell>
          <table:table-cell table:formula="of:=[.B4]*[.C4]" office:value-type="currency" office:currency="USD" office:value="3.03" calcext:value-type="currency">
            <text:p>$3.03</text:p>
          </table:table-cell>
          <table:table-cell office:value-type="string" calcext:value-type="string">
            <text:p>https://www.digikey.com/en/products/detail/toshiba-semiconductor-and-storage/TLP3542-F/871299?s=N4IgjCBcoLQCxVAYygMwIYBsDOBTANCAPZQDaIAHAExUQC6hADgC5QggC%2BXQ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3"/>
          <table:table-cell table:formula="of:=[.B5]*[.C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6]*[.C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7]*[.C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8]*[.C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9]*[.C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0]*[.C1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1]*[.C1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2]*[.C1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3]*[.C1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4]*[.C1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5]*[.C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6]*[.C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7]*[.C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8]*[.C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9]*[.C1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0]*[.C2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1]*[.C2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2]*[.C2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3]*[.C2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4]*[.C2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5]*[.C2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6]*[.C2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7]*[.C2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8]*[.C2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28])" office:value-type="currency" office:currency="USD" office:value="11.8" calcext:value-type="currency">
            <text:p>$11.80</text:p>
          </table:table-cell>
          <table:table-cell table:number-columns-repeated="2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3:11:10.935488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1:25:18.571226247</meta:creation-date>
    <dc:date>2021-05-11T20:14:55.166287870</dc:date>
    <meta:editing-duration>PT12H22M58S</meta:editing-duration>
    <meta:editing-cycles>3</meta:editing-cycles>
    <meta:generator>LibreOffice/6.4.7.2$Linux_X86_64 LibreOffice_project/40$Build-2</meta:generator>
    <meta:document-statistic meta:table-count="2" meta:cell-count="199" meta:object-count="0"/>
  </office:meta>
</office:document-meta>
</file>